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Resultados Obtenidos con Floats</text:p>
          </table:table-cell>
          <table:table-cell table:number-columns-repeated="4"/>
        </table:table-row>
        <table:table-row table:style-name="ro1">
          <table:table-cell office:value-type="string">
            <text:p>Orden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table:formula="oooc:=AVERAGE([.C3:.E3])" office:value-type="float" office:value="135.333333333333">
            <text:p>135,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1135">
            <text:p>1135</text:p>
          </table:table-cell>
          <table:table-cell office:value-type="float" office:value="1136">
            <text:p>1136</text:p>
          </table:table-cell>
          <table:table-cell office:value-type="float" office:value="1140">
            <text:p>1140</text:p>
          </table:table-cell>
          <table:table-cell table:formula="oooc:=AVERAGE([.C4:.E4])" office:value-type="float" office:value="1137">
            <text:p>11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1474">
            <text:p>11474</text:p>
          </table:table-cell>
          <table:table-cell office:value-type="float" office:value="11500">
            <text:p>11500</text:p>
          </table:table-cell>
          <table:table-cell office:value-type="float" office:value="11474">
            <text:p>11474</text:p>
          </table:table-cell>
          <table:table-cell table:formula="oooc:=AVERAGE([.C5:.E5])" office:value-type="float" office:value="11482.6666666667">
            <text:p>11482,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00">
            <text:p>1600</text:p>
          </table:table-cell>
          <table:table-cell office:value-type="float" office:value="110184">
            <text:p>110184</text:p>
          </table:table-cell>
          <table:table-cell office:value-type="float" office:value="110080">
            <text:p>110080</text:p>
          </table:table-cell>
          <table:table-cell office:value-type="float" office:value="110114">
            <text:p>110114</text:p>
          </table:table-cell>
          <table:table-cell table:formula="oooc:=AVERAGE([.C6:.E6])" office:value-type="float" office:value="110126">
            <text:p>11012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>
            <draw:frame table:end-cell-address="Hoja1.F26" table:end-x="2.497cm" table:end-y="0.427cm" draw:z-index="0" svg:width="10.598cm" svg:height="7.014cm" svg:x="1.925cm" svg:y="0.186cm">
              <draw:object draw:notify-on-update-of-ranges="Hoja1.B2:Hoja1.B6 Hoja1.F2:Hoja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1/06/2008</text:date>, <text:time>22:51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arcelo Rodas</meta:initial-creator>
    <meta:creation-date>2008-06-01T21:47:23</meta:creation-date>
    <dc:creator>Marcelo Rodas</dc:creator>
    <dc:date>2008-06-01T22:51:41</dc:date>
    <dc:language>es-PY</dc:language>
    <meta:editing-cycles>19</meta:editing-cycles>
    <meta:editing-duration>PT43M20S</meta:editing-duration>
    <meta:user-defined meta:name="Info 1"/>
    <meta:user-defined meta:name="Info 2"/>
    <meta:user-defined meta:name="Info 3"/>
    <meta:user-defined meta:name="Info 4"/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0.599cm" svg:height="7.015cm" chart:class="chart:scatter" chart:style-name="ch1">
        <chart:title svg:x="1.678cm" svg:y="0.14cm" chart:style-name="ch2">
          <text:p>Resultados Algoritmo Secuencial</text:p>
        </chart:title>
        <chart:legend chart:legend-position="end" svg:x="8.612cm" svg:y="2.78cm" chart:style-name="ch3"/>
        <chart:plot-area chart:style-name="ch4" table:cell-range-address="Hoja1.$B$2:.$B$6 Hoja1.$F$2:.$F$6" chart:data-source-has-labels="row" chart:table-number-list="0 0" svg:x="-0.476cm" svg:y="0.938cm" svg:width="8.966cm" svg:height="5.935cm">
          <chart:axis chart:dimension="x" chart:name="primary-x" chart:style-name="ch5">
            <chart:title svg:x="3.551cm" svg:y="6.514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cm" svg:y="4.349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 matriz</text:p>
              </table:table-cell>
              <table:table-cell office:value-type="string">
                <text:p>Tiempo Promedio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00">
                <text:p>40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800">
                <text:p>800</text:p>
              </table:table-cell>
              <table:table-cell office:value-type="float" office:value="11482.6666666667">
                <text:p>11482.6666666667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600">
                <text:p>1600</text:p>
              </table:table-cell>
              <table:table-cell office:value-type="float" office:value="110126">
                <text:p>11012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